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257cm" table:align="margins"/>
    </style:style>
    <style:style style:name="Table1.A" style:family="table-column">
      <style:table-column-properties style:column-width="2.05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0.257cm" table:align="margins"/>
    </style:style>
    <style:style style:name="Table1.A" style:family="table-column">
      <style:table-column-properties style:column-width="2.05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officeooo:rsid="0009c9fe" officeooo:paragraph-rsid="0009c9fe"/>
    </style:style>
    <style:style style:name="P2" style:family="paragraph" style:parent-style-name="Standard">
      <style:text-properties style:text-line-through-style="solid" style:text-line-through-type="single"/>
    </style:style>
    <style:style style:name="P3" style:family="paragraph" style:parent-style-name="Table_20_Contents">
      <style:text-properties officeooo:rsid="0009c9fe" officeooo:paragraph-rsid="0009c9fe"/>
    </style:style>
    <style:style style:name="P4" style:family="paragraph" style:parent-style-name="Frame_20_contents">
      <style:text-properties officeooo:paragraph-rsid="0009c9fe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6.091cm" fo:min-width="11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1.561cm" fo:min-width="6.4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4.228cm" fo:min-width="7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7.481cm" fo:min-width="7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 style:parent-style-name="Frame">
      <style:graphic-properties draw:fill-color="#ffffff" draw:textarea-horizontal-align="justify" draw:textarea-vertical-align="middle" draw:auto-grow-height="false" fo:min-height="3.942cm" fo:min-width="1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1" draw:style-name="gr6" draw:text-style-name="P8" svg:width="10.558cm" svg:height="3.943cm" svg:x="-0.046cm" svg:y="0.303cm"><text:p text:style-name="P1">Excel Sheet - Item</text:p><text:p text:style-name="P1">Contains</text:p><loext:table table:name="Table1" table:style-name="Table1"><loext:table-column table:style-name="Table1.A" table:number-columns-repeated="5"/><loext:table-row><loext:table-cell table:style-name="Table1.A1" office:value-type="string"><text:p text:style-name="P3">Code</text:p></loext:table-cell><loext:table-cell table:style-name="Table1.A1" office:value-type="string"><text:p text:style-name="P3">Name </text:p></loext:table-cell><loext:table-cell table:style-name="Table1.A1" office:value-type="string"><text:p text:style-name="P3">Descrp</text:p></loext:table-cell><loext:table-cell table:style-name="Table1.A1" office:value-type="string"><text:p text:style-name="P3">quantity</text:p></loext:table-cell><loext:table-cell table:style-name="Table1.E1" office:value-type="string"><text:p text:style-name="P3">Price ?</text:p></loext:table-cell></loext:table-row><loext:table-row><loext:table-cell table:style-name="Table1.A2" office:value-type="string"><text:p text:style-name="P3">100</text:p></loext:table-cell><loext:table-cell table:style-name="Table1.A2" office:value-type="string"><text:p text:style-name="P3">Iphone</text:p></loext:table-cell><loext:table-cell table:style-name="Table1.A2" office:value-type="string"><text:p text:style-name="P3">something</text:p></loext:table-cell><loext:table-cell table:style-name="Table1.A2" office:value-type="string"><text:p text:style-name="Table_20_Contents"/></loext:table-cell><loext:table-cell table:style-name="Table1.E2" office:value-type="string"><text:p text:style-name="Table_20_Contents"/></loext:table-cell></loext:table-row></loext:table><text:p text:style-name="P4"/><draw:enhanced-geometry svg:viewBox="0 0 21600 21600" draw:type="rectangle" draw:enhanced-path="M 0 0 L 21600 0 21600 21600 0 21600 0 0 Z N"/></draw:custom-shape><draw:line text:anchor-type="paragraph" draw:z-index="1" draw:name="Shape2" draw:style-name="gr1" draw:text-style-name="P5" svg:x1="1.304cm" svg:y1="4.244cm" svg:x2="1.33cm" svg:y2="6.706cm"><text:p/></draw:line><draw:custom-shape text:anchor-type="paragraph" draw:z-index="2" draw:name="Shape3" draw:style-name="gr5" draw:text-style-name="P7" svg:width="8.229cm" svg:height="8.282cm" svg:x="-0.734cm" svg:y="6.733cm"><text:p text:style-name="P6">Inventory Class:</text:p><text:p text:style-name="P6"/><text:p text:style-name="P6">Load Method:</text:p><text:p text:style-name="P6">Calls the excel reader class </text:p><text:p text:style-name="P6">Read above data</text:p><text:p text:style-name="P6">Initialised Items objects here</text:p><text:p text:style-name="P6"/><text:p text:style-name="P6">Collections:</text:p><text:p text:style-name="P6">Stock&lt;Item, Integer&gt;(Item, quantity)</text:p><text:p text:style-name="P6">List&lt;Items&gt; ListOfItems – to check</text:p><text:p text:style-name="P6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4" draw:text-style-name="P7" svg:width="7.647cm" svg:height="4.684cm" svg:x="10.061cm" svg:y="7.156cm"><text:p text:style-name="P6">Item Class</text:p><text:p text:style-name="P6">ItemName, ItemCode, ItemDescrp, ItemPrice</text:p><text:p text:style-name="P6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Shape5" draw:style-name="gr1" draw:text-style-name="P5" svg:x1="9.664cm" svg:y1="9.881cm" svg:x2="7.627cm" svg:y2="9.907cm"><text:p/></draw:line><draw:custom-shape text:anchor-type="paragraph" draw:z-index="5" draw:name="Shape6" draw:style-name="gr3" draw:text-style-name="P7" svg:width="6.457cm" svg:height="1.562cm" svg:x="5.722cm" svg:y="4.643cm"><text:p text:style-name="P6">Properties file for Item and Quantity?</text:p><draw:enhanced-geometry svg:viewBox="0 0 21600 21600" draw:type="rectangle" draw:enhanced-path="M 0 0 L 21600 0 21600 21600 0 21600 0 0 Z N"/></draw:custom-shape><draw:line text:anchor-type="paragraph" draw:z-index="6" draw:name="Shape7" draw:style-name="gr1" draw:text-style-name="P5" svg:x1="8.024cm" svg:y1="6.204cm" svg:x2="7.204cm" svg:y2="7.157cm"><text:p/></draw:line><draw:custom-shape text:anchor-type="paragraph" draw:z-index="7" draw:name="Shape8" draw:style-name="gr2" draw:text-style-name="P7" svg:width="11.801cm" svg:height="6.748cm" svg:x="5.854cm" svg:y="15.914cm"><text:p text:style-name="P6">ShoppingCart Class</text:p><text:p text:style-name="P6"/><text:p text:style-name="P6">Item itemToBuy;</text:p><text:p text:style-name="P6">Double itemPrice;</text:p><text:p text:style-name="P6">Integer itemQuantityToBuy;</text:p><text:p text:style-name="P6">List&lt;Item, Integer&gt;(Item, quantity) shoppingCartItems</text:p><text:p text:style-name="P6">Public ShoppingCart(){</text:p><text:p text:style-name="P6">Inventory MyStock = new Inventory();}</text:p><text:p text:style-name="P6"/><text:p text:style-name="P6">Reference the Inventory stock list and Items list for</text:p><text:p text:style-name="P6">price and quantity</text:p><text:p text:style-name="P6"/><text:p text:style-name="P6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Shape9" draw:style-name="gr1" draw:text-style-name="P5" svg:x1="7.971cm" svg:y1="15.914cm" svg:x2="6.913cm" svg:y2="14.75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11:26:49.817000000</meta:creation-date>
    <dc:date>2021-05-21T01:24:30.628000000</dc:date>
    <meta:editing-duration>PT9H33M44S</meta:editing-duration>
    <meta:editing-cycles>3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10" meta:word-count="14" meta:character-count="74" meta:non-whitespace-character-count="69"/>
  </office:meta>
</office:document-meta>
</file>